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a5c" officeooo:paragraph-rsid="000d9a5c"/>
    </style:style>
    <style:style style:name="P2" style:family="paragraph" style:parent-style-name="Standard">
      <style:paragraph-properties fo:text-align="center" style:justify-single-word="false"/>
      <style:text-properties officeooo:rsid="000d9a5c" officeooo:paragraph-rsid="000d9a5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d9a5c" officeooo:paragraph-rsid="000d9a5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d9a5c" officeooo:paragraph-rsid="000d9a5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Brennan and Celine Ta</text:p>
      <text:p text:style-name="P1">Software Design – Spring 2015 Section 1</text:p>
      <text:p text:style-name="P1">Professors Paul Ruvolo and Ben Hill</text:p>
      <text:p text:style-name="P1">March 12<text:span text:style-name="T1">th</text:span>, 2015</text:p>
      <text:p text:style-name="P1"/>
      <text:p text:style-name="P2">Interactive Visualization Reflection</text:p>
      <text:p text:style-name="P2"/>
      <text:p text:style-name="P3">Data:</text:p>
      <text:p text:style-name="P4">"Regional Data." U.S. Bureau of Economic Analysis (BEA). US Department of Commerce, 12 Dec. 2014. Web. <text:a xlink:type="simple" xlink:href="http://www.bea.gov/iTable/iTable.cfmreqid=70&amp;step=1&amp;isuri=1&amp;acrdn=1#reqid=70&amp;step=1&amp;isuri=1">http://www.bea.gov/iTable/iTable.cfmreqid=70&amp;step=1&amp;isuri=1&amp;acrdn=1#reqid=70&amp;step=1&amp;isuri=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9:17:51.515921004</meta:creation-date>
    <dc:date>2015-03-07T19:23:49.425811723</dc:date>
    <meta:editing-duration>P0D</meta:editing-duration>
    <meta:editing-cycles>1</meta:editing-cycles>
    <meta:document-statistic meta:table-count="0" meta:image-count="0" meta:object-count="0" meta:page-count="1" meta:paragraph-count="7" meta:word-count="41" meta:character-count="352" meta:non-whitespace-character-count="317"/>
    <meta:generator>LibreOffice/4.2.7.2$Linux_X86_64 LibreOffice_project/420m0$Build-2</meta:generator>
  </office:meta>
</office:document-meta>
</file>